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center" style:justify-single-word="false"/>
    </style:style>
    <style:style style:name="P2" style:family="paragraph">
      <loext:graphic-properties draw:fill-color="#ff0000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 style:list-style-name="L1"/>
    <style:style style:name="P5" style:family="paragraph" style:parent-style-name="Heading_20_4">
      <style:text-properties officeooo:paragraph-rsid="001ce7ab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Preformatted_20_Text" style:list-style-name="L3"/>
    <style:style style:name="P9" style:family="paragraph" style:parent-style-name="Preformatted_20_Text" style:list-style-name="L3">
      <style:paragraph-properties fo:margin-left="0cm" fo:margin-right="0cm" fo:text-indent="0cm" style:auto-text-indent="false" style:writing-mode="lr-tb"/>
    </style:style>
    <style:style style:name="P10" style:family="paragraph" style:parent-style-name="Preformatted_20_Text" style:list-style-name="L3">
      <style:paragraph-properties style:writing-mode="lr-tb"/>
    </style:style>
    <style:style style:name="P11" style:family="paragraph" style:parent-style-name="Preformatted_20_Text" style:list-style-name="L3">
      <style:paragraph-properties fo:margin-top="0cm" fo:margin-bottom="0.499cm" style:contextual-spacing="false" style:writing-mode="lr-tb"/>
    </style:style>
    <style:style style:name="P12" style:family="paragraph" style:parent-style-name="Text_20_body" style:list-style-name="L4"/>
    <style:style style:name="P13" style:family="paragraph" style:parent-style-name="Text_20_body" style:list-style-name="L5"/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ce7a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svg:stroke-color="#f61545" draw:fill-color="#ff0000" draw:auto-grow-height="false" fo:min-height="0.43cm" fo:min-width="1.143cm" fo:wrap-option="wrap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f61545" draw:fill-color="#ff0000" draw:auto-grow-height="false" fo:min-height="1.762cm" fo:min-width="1.762cm" fo:wrap-option="wrap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color="#f61545" draw:fill-color="#ff0000" draw:auto-grow-height="false" fo:min-height="0.817cm" fo:min-width="2.157cm" fo:wrap-option="wrap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f61545" draw:fill-color="#ff0000" draw:auto-grow-height="false" fo:min-height="0.639cm" fo:min-width="1.909cm" fo:wrap-option="wrap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f61545" draw:fill-color="#ff0000" draw:auto-grow-height="false" fo:min-height="0.942cm" fo:min-width="2.506cm" fo:wrap-option="wrap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f61545" draw:fill-color="#ff0000" draw:auto-grow-height="false" fo:min-height="0.721cm" fo:min-width="1.935cm" fo:wrap-option="wrap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f61545" draw:fill-color="#ff0000" draw:auto-grow-height="false" fo:min-height="0.639cm" fo:min-width="1.686cm" fo:wrap-option="wrap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f61545" draw:fill-color="#ff0000" draw:auto-grow-height="false" fo:min-height="0.857cm" fo:min-width="2.505cm" fo:wrap-option="wrap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f61545" draw:fill-color="#ff0000" draw:auto-grow-height="false" fo:min-height="1.182cm" fo:min-width="4.041cm" fo:wrap-option="wrap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color="#f61545" draw:fill-color="#ff0000" draw:auto-grow-height="false" fo:min-height="0.388cm" fo:min-width="1.265cm" fo:wrap-option="wrap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color="#f61545" draw:fill-color="#ff0000" draw:auto-grow-height="false" fo:min-height="0.586cm" fo:min-width="1.863cm" fo:wrap-option="wrap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color="#f61545" draw:fill-color="#ff0000" draw:auto-grow-height="false" fo:min-height="1.653cm" fo:min-width="4.664cm" fo:wrap-option="wrap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color="#f61545" draw:fill-color="#ff0000" draw:auto-grow-height="false" fo:min-height="0.963cm" fo:min-width="2.604cm" fo:wrap-option="wrap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vg:stroke-color="#f61545" draw:fill-color="#ff0000" draw:auto-grow-height="false" fo:min-height="0.774cm" fo:min-width="2.903cm" fo:wrap-option="wrap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color="#f61545" draw:fill-color="#ff0000" draw:auto-grow-height="false" fo:min-height="0.545cm" fo:min-width="1.713cm" fo:wrap-option="wrap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svg:stroke-color="#f61545" draw:fill-color="#ff0000" draw:auto-grow-height="false" fo:min-height="0.554cm" fo:min-width="2.108cm" fo:wrap-option="wrap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svg:stroke-color="#f61545" draw:fill-color="#ff0000" draw:auto-grow-height="false" fo:min-height="0.942cm" fo:min-width="2.26cm" fo:wrap-option="wrap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draw:custom-shape text:anchor-type="paragraph" draw:z-index="0" draw:name="Forme 1" draw:style-name="gr1" draw:text-style-name="P2" svg:width="1.486cm" svg:height="1.324cm" svg:x="-0.889cm" svg:y="0.572cm"><text:p/>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</draw:custom-shape><draw:custom-shape text:anchor-type="paragraph" draw:z-index="1" draw:name="Forme 2" draw:style-name="gr2" draw:text-style-name="P2" svg:width="1.763cm" svg:height="1.763cm" svg:x="16.201cm" svg:y="-1.279cm"><text:p/>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</draw:custom-shape><text:span text:style-name="Strong_20_Emphasis"><text:span text:style-name="T1">Présentation du Site Web et Répartition des Tâches</text:span></text:span></text:h>
      <text:p text:style-name="P3"><text:span text:style-name="Strong_20_Emphasis"><text:span text:style-name="T2"/></text:span></text:p>
      <text:p text:style-name="Text_20_body">Le site a été conçu par notre équipe avec une répartition claire des tâches, chaque membre ayant contribué à une section spécifique du projet. Les balises HTML ont été utilisées de manière stratégique pour structurer le contenu et rendre le site fonctionnel, et le JavaScript a été ajouté pour les interactions dynamiques, notamment pour le quiz. Voici un aperçu détaillé des balises utilisées dans chaque page, avec une explication de leur fonction.</text:p>
      <text:h text:style-name="Heading_20_4" text:outline-level="4"><text:span text:style-name="Strong_20_Emphasis">La Page d'Accueil</text:span></text:h>
      <text:list text:style-name="L1">
        <text:list-item>
          <text:p text:style-name="P4"><text:span text:style-name="Strong_20_Emphasis">Réalisation :</text:span> Jade a conçu cette page en définissant la structure générale et la navigation du site.</text:p>
        </text:list-item>
        <text:list-item>
          <text:p text:style-name="P4"><text:span text:style-name="Strong_20_Emphasis">Balises principales utilisées :</text:span></text:p>
          <text:list>
            <text:list-item>
              <text:p text:style-name="P4"><text:span text:style-name="Strong_20_Emphasis"><text:span text:style-name="Source_20_Text">&lt;html&gt;</text:span></text:span><text:span text:style-name="Strong_20_Emphasis"> :</text:span> La balise racine qui englobe l'ensemble du document HTML.</text:p>
            </text:list-item>
            <text:list-item>
              <text:p text:style-name="P4"><draw:custom-shape text:anchor-type="paragraph" draw:z-index="2" draw:name="Forme 3" draw:style-name="gr3" draw:text-style-name="P2" svg:width="2.807cm" svg:height="2.518cm" svg:x="-1.018cm" svg:y="0.256cm"><text:p/>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</draw:custom-shape><text:span text:style-name="Strong_20_Emphasis"><text:span text:style-name="Source_20_Text">&lt;head&gt;</text:span></text:span><text:span text:style-name="Strong_20_Emphasis"> :</text:span> Contient des informations sur la page comme le titre, les liens vers les feuilles de style CSS, et autres métadonnées.</text:p>
            </text:list-item>
            <text:list-item>
              <text:p text:style-name="P4"><text:span text:style-name="Strong_20_Emphasis"><text:span text:style-name="Source_20_Text">&lt;meta&gt;</text:span></text:span><text:span text:style-name="Strong_20_Emphasis"> :</text:span> Définit des métadonnées, par exemple, le charset pour l'encodage des caractères : <text:span text:style-name="Source_20_Text">&lt;meta charset="UTF-8"&gt;</text:span>.</text:p>
            </text:list-item>
            <text:list-item>
              <text:p text:style-name="P4"><text:span text:style-name="Strong_20_Emphasis"><text:span text:style-name="Source_20_Text">&lt;title&gt;</text:span></text:span><text:span text:style-name="Strong_20_Emphasis"> :</text:span> Définit le titre de la page qui apparaît dans l'onglet du navigateur, par exemple : <text:span text:style-name="Source_20_Text">&lt;title&gt;Page d'Accueil - Mon Site&lt;/title&gt;</text:span>.</text:p>
            </text:list-item>
            <text:list-item>
              <text:p text:style-name="P4"><text:span text:style-name="Strong_20_Emphasis"><text:span text:style-name="Source_20_Text">&lt;body&gt;</text:span></text:span><text:span text:style-name="Strong_20_Emphasis"> :</text:span> Contient le contenu visible de la page : texte, images, liens, etc.</text:p>
            </text:list-item>
            <text:list-item>
              <text:p text:style-name="P4"><text:span text:style-name="Strong_20_Emphasis"><text:span text:style-name="Source_20_Text">&lt;h1&gt;</text:span></text:span><text:span text:style-name="Strong_20_Emphasis"> :</text:span> Balise utilisée pour définir le titre principal du contenu sur la page.</text:p>
            </text:list-item>
            <text:list-item>
              <text:p text:style-name="P4"><draw:custom-shape text:anchor-type="paragraph" draw:z-index="3" draw:name="Forme 4" draw:style-name="gr4" draw:text-style-name="P2" svg:width="2.484cm" svg:height="1.968cm" svg:x="14.728cm" svg:y="0.379cm"><text:p/>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</draw:custom-shape><text:span text:style-name="Strong_20_Emphasis"><text:span text:style-name="Source_20_Text">&lt;p&gt;</text:span></text:span><text:span text:style-name="Strong_20_Emphasis"> :</text:span> Balise pour définir un paragraphe de texte.</text:p>
            </text:list-item>
            <text:list-item>
              <text:p text:style-name="P4"><text:span text:style-name="Strong_20_Emphasis"><text:span text:style-name="Source_20_Text">&lt;a&gt;</text:span></text:span><text:span text:style-name="Strong_20_Emphasis"> :</text:span> Crée un lien hypertexte vers d'autres pages ou ressources.</text:p>
            </text:list-item>
            <text:list-item>
              <text:p text:style-name="P4"><text:span text:style-name="Strong_20_Emphasis"><text:span text:style-name="Source_20_Text">&lt;strong&gt;</text:span></text:span><text:span text:style-name="Strong_20_Emphasis"> :</text:span> Met en évidence du texte en gras.</text:p>
            </text:list-item>
            <text:list-item>
              <text:p text:style-name="P4"><text:span text:style-name="Strong_20_Emphasis"><text:span text:style-name="Source_20_Text">&lt;div&gt;</text:span></text:span><text:span text:style-name="Strong_20_Emphasis"> :</text:span> Utilisée pour structurer la page en sections distinctes, comme des en-têtes ou des parties du contenu.</text:p>
            </text:list-item>
          </text:list>
        </text:list-item>
      </text:list>
      <text:h text:style-name="P5" text:outline-level="4"><text:span text:style-name="Strong_20_Emphasis">Page 2</text:span></text:h>
      <text:h text:style-name="P5" text:outline-level="4"><text:span text:style-name="Strong_20_Emphasis">Réalisation :</text:span> <text:span text:style-name="T3">Maddy a créé la première version de la page 2, et Jade a effectué des améliorations pour lier cette page aux autres parties du site.</text:span></text:h>
      <text:h text:style-name="P5" text:outline-level="4"><text:span text:style-name="Strong_20_Emphasis">Balises principales utilisées :</text:span></text:h>
      <text:list text:style-name="L2">
        <text:list-item>
          <text:list>
            <text:list-item>
              <text:p text:style-name="P6"><draw:custom-shape text:anchor-type="paragraph" draw:z-index="4" draw:name="Forme 5" draw:style-name="gr5" draw:text-style-name="P2" svg:width="3.259cm" svg:height="2.904cm" svg:x="-1.501cm" svg:y="0.984cm"><text:p/>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</draw:custom-shape><text:span text:style-name="Strong_20_Emphasis"><text:span text:style-name="Source_20_Text">&lt;label&gt;</text:span></text:span><text:span text:style-name="Strong_20_Emphasis"> :</text:span> Déclare un libellé pour un champ de formulaire, par exemple pour une question ou un élément de sélection.</text:p>
            </text:list-item>
            <text:list-item>
              <text:p text:style-name="P6"><text:span text:style-name="Strong_20_Emphasis"><text:span text:style-name="Source_20_Text">&lt;select&gt;</text:span></text:span><text:span text:style-name="Strong_20_Emphasis"> :</text:span> Crée un menu déroulant pour que l'utilisateur choisisse une option parmi plusieurs.</text:p>
            </text:list-item>
            <text:list-item>
              <text:p text:style-name="P6"><draw:custom-shape text:anchor-type="paragraph" draw:z-index="5" draw:name="Forme 6" draw:style-name="gr6" draw:text-style-name="P2" svg:width="2.518cm" svg:height="2.227cm" svg:x="-0.857cm" svg:y="0.901cm"><text:p/>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</draw:custom-shape><text:soft-page-break/><text:span text:style-name="Strong_20_Emphasis"><text:span text:style-name="Source_20_Text">&lt;option&gt;</text:span></text:span><text:span text:style-name="Strong_20_Emphasis"> :</text:span> Définit chaque option dans un menu déroulant, par exemple : <text:span text:style-name="Source_20_Text">&lt;option value="option1"&gt;Option 1&lt;/option&gt;</text:span>.</text:p>
            </text:list-item>
            <text:list-item>
              <text:p text:style-name="P6"><text:span text:style-name="Strong_20_Emphasis"><text:span text:style-name="Source_20_Text">&lt;form&gt;</text:span></text:span><text:span text:style-name="Strong_20_Emphasis"> :</text:span> Sert à regrouper les éléments d'un formulaire afin que les informations puissent être envoyées au serveur.</text:p>
            </text:list-item>
            <text:list-item>
              <text:p text:style-name="P6"><text:span text:style-name="Strong_20_Emphasis"><text:span text:style-name="Source_20_Text">&lt;input&gt;</text:span></text:span><text:span text:style-name="Strong_20_Emphasis"> :</text:span> Crée un champ de saisie, comme une case à cocher ou un champ texte.</text:p>
            </text:list-item>
            <text:list-item>
              <text:p text:style-name="P6"><draw:custom-shape text:anchor-type="paragraph" draw:z-index="6" draw:name="Forme 7" draw:style-name="gr7" draw:text-style-name="P2" svg:width="2.195cm" svg:height="1.968cm" svg:x="16.18cm" svg:y="0.734cm"><text:p/>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</draw:custom-shape><text:span text:style-name="Strong_20_Emphasis"><text:span text:style-name="Source_20_Text">&lt;button&gt;</text:span></text:span><text:span text:style-name="Strong_20_Emphasis"> :</text:span> Définit un bouton que l'utilisateur peut cliquer pour soumettre un formulaire ou effectuer une action.</text:p>
            </text:list-item>
          </text:list>
        </text:list-item>
      </text:list>
      <text:h text:style-name="P5" text:outline-level="4"><text:span text:style-name="Strong_20_Emphasis">Page 3</text:span></text:h>
      <text:h text:style-name="P5" text:outline-level="4"><text:span text:style-name="Strong_20_Emphasis">Réalisation :</text:span> <text:span text:style-name="T3">Mael a conçu la base de la page 3, et Jade a amélioré le design et la fonctionnalité, en reliant cette page aux autres sections du site.</text:span></text:h>
      <text:h text:style-name="P5" text:outline-level="4"><text:span text:style-name="Strong_20_Emphasis">Balises principales utilisées :</text:span></text:h>
      <text:list text:style-name="L3">
        <text:list-item>
          <text:list>
            <text:list-item>
              <text:p text:style-name="P7"><text:span text:style-name="Strong_20_Emphasis"><text:span text:style-name="Source_20_Text">&lt;div&gt;</text:span></text:span><text:span text:style-name="Strong_20_Emphasis"> :</text:span> Sert à organiser les différents éléments en sections, permettant une meilleure gestion du contenu.</text:p>
            </text:list-item>
            <text:list-item>
              <text:p text:style-name="P7"><text:span text:style-name="Strong_20_Emphasis"><text:span text:style-name="Source_20_Text">&lt;span&gt;</text:span></text:span><text:span text:style-name="Strong_20_Emphasis"> :</text:span> Permet de styliser un petit segment de texte sans casser le flux du paragraphe.</text:p>
            </text:list-item>
            <text:list-item>
              <text:p text:style-name="P7"><draw:custom-shape text:anchor-type="paragraph" draw:z-index="8" draw:name="Forme 9" draw:style-name="gr8" draw:text-style-name="P2" svg:width="3.26cm" svg:height="2.647cm" svg:x="-1.729cm" svg:y="0.473cm"><text:p/>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</draw:custom-shape><text:span text:style-name="Strong_20_Emphasis"><text:span text:style-name="Source_20_Text">&lt;p&gt;</text:span></text:span><text:span text:style-name="Strong_20_Emphasis"> :</text:span> Utilisée pour définir un paragraphe de texte sur la page.</text:p>
            </text:list-item>
            <text:list-item>
              <text:p text:style-name="P7"><text:span text:style-name="Strong_20_Emphasis"><text:span text:style-name="Source_20_Text">&lt;ul&gt;</text:span></text:span><text:span text:style-name="Strong_20_Emphasis"> :</text:span> Crée une liste non ordonnée. Cette balise a été utilisée pour afficher des éléments de liste sans ordre spécifique (comme des caractéristiques ou des points importants).</text:p>
            </text:list-item>
            <text:list-item>
              <text:p text:style-name="P7"><text:span text:style-name="Strong_20_Emphasis"><text:span text:style-name="Source_20_Text">&lt;li&gt;</text:span></text:span><text:span text:style-name="Strong_20_Emphasis"> :</text:span> Définit un élément de liste. Chaque point dans la liste est encapsulé dans une balise <text:span text:style-name="Source_20_Text">&lt;li&gt;</text:span>. Par exemple :</text:p>
              <text:p text:style-name="P8"><draw:custom-shape text:anchor-type="paragraph" draw:z-index="7" draw:name="Forme 8" draw:style-name="gr9" draw:text-style-name="P2" svg:width="5.259cm" svg:height="3.647cm" svg:x="8.759cm" svg:y="0.524cm"><text:p/>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</draw:custom-shape>html</text:p>
              <text:p text:style-name="P8">CopierModifier</text:p>
              <text:p text:style-name="P9"><text:span text:style-name="Source_20_Text">&lt;ul&gt;</text:span></text:p>
              <text:p text:style-name="P10"><text:span text:style-name="Source_20_Text"><text:s text:c="2"/>&lt;li&gt;Élément 1&lt;/li&gt;</text:span></text:p>
              <text:p text:style-name="P10"><text:span text:style-name="Source_20_Text"><text:s text:c="2"/>&lt;li&gt;Élément 2&lt;/li&gt;</text:span></text:p>
              <text:p text:style-name="P10"><text:span text:style-name="Source_20_Text"><text:s text:c="2"/>&lt;li&gt;Élément 3&lt;/li&gt;</text:span></text:p>
              <text:p text:style-name="P11"><text:span text:style-name="Source_20_Text">&lt;/ul&gt;</text:span></text:p>
            </text:list-item>
          </text:list>
        </text:list-item>
      </text:list>
      <text:h text:style-name="P5" text:outline-level="4"><text:span text:style-name="Strong_20_Emphasis">Le Quiz</text:span></text:h>
      <text:h text:style-name="P5" text:outline-level="4"><text:span text:style-name="Strong_20_Emphasis">Réalisation :</text:span> <text:span text:style-name="T3">Maddy a créé les questions du quiz avec l'avis de Mael et Jade. Jade a conçu la page HTML du quiz, tandis que Mael a développé le JavaScript pour la logique du quiz.</text:span></text:h>
      <text:h text:style-name="P5" text:outline-level="4"><text:span text:style-name="Strong_20_Emphasis">Balises principales utilisées :</text:span></text:h>
      <text:list text:style-name="L4">
        <text:list-item>
          <text:list>
            <text:list-item>
              <text:p text:style-name="P12"><text:span text:style-name="Strong_20_Emphasis"><text:span text:style-name="Source_20_Text">&lt;form&gt;</text:span></text:span><text:span text:style-name="Strong_20_Emphasis"> :</text:span> Encapsule les questions et réponses du quiz, permettant de récupérer les réponses de l'utilisateur.</text:p>
            </text:list-item>
            <text:list-item>
              <text:p text:style-name="P12"><text:span text:style-name="Strong_20_Emphasis"><text:span text:style-name="Source_20_Text">&lt;input&gt;</text:span></text:span><text:span text:style-name="Strong_20_Emphasis"> :</text:span> Utilisé pour les champs de saisie, comme les boutons radio ou les cases à cocher dans les questions du quiz.</text:p>
            </text:list-item>
            <text:list-item>
              <text:p text:style-name="P12"><text:span text:style-name="Strong_20_Emphasis"><text:span text:style-name="Source_20_Text">&lt;label&gt;</text:span></text:span><text:span text:style-name="Strong_20_Emphasis"> :</text:span> Associe un texte descriptif à un champ de saisie dans le quiz.</text:p>
            </text:list-item>
            <text:list-item>
              <text:p text:style-name="P12"><text:soft-page-break/><text:span text:style-name="Strong_20_Emphasis"><text:span text:style-name="Source_20_Text">&lt;textarea&gt;</text:span></text:span><text:span text:style-name="Strong_20_Emphasis"> :</text:span> Crée une zone de texte où l'utilisateur peut entrer une réponse longue, par exemple pour des commentaires.</text:p>
            </text:list-item>
            <text:list-item>
              <text:p text:style-name="P12"><draw:custom-shape text:anchor-type="paragraph" draw:z-index="9" draw:name="Forme 10" draw:style-name="gr10" draw:text-style-name="P2" svg:width="1.646cm" svg:height="1.193cm" svg:x="9.5cm" svg:y="1.242cm"><text:p/>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</draw:custom-shape><text:span text:style-name="Strong_20_Emphasis"><text:span text:style-name="Source_20_Text">&lt;button&gt;</text:span></text:span><text:span text:style-name="Strong_20_Emphasis"> :</text:span> Définit un bouton permettant de soumettre le quiz et de calculer le score de l'utilisateur.</text:p>
            </text:list-item>
          </text:list>
        </text:list-item>
      </text:list>
      <text:h text:style-name="Heading_20_3" text:outline-level="3"><text:span text:style-name="Strong_20_Emphasis"><text:span text:style-name="T4">E</text:span></text:span><text:span text:style-name="Strong_20_Emphasis">xplication du JavaScript du Quiz</text:span></text:h>
      <text:p text:style-name="Text_20_body">Le JavaScript a été utilisé pour rendre le quiz interactif. Voici les éléments clés de la logique implémentée :</text:p>
      <text:list text:style-name="L5">
        <text:list-item>
          <text:p text:style-name="P13"><text:span text:style-name="Strong_20_Emphasis"><text:span text:style-name="Source_20_Text">document.getElementById('quizForm')</text:span></text:span> : Cette méthode permet de récupérer le formulaire du quiz pour y ajouter un événement lorsqu'il est soumis.</text:p>
        </text:list-item>
        <text:list-item>
          <text:p text:style-name="P13"><text:span text:style-name="Strong_20_Emphasis"><text:span text:style-name="Source_20_Text">addEventListener('submit', function(e) {...})</text:span></text:span> : Ajoute un gestionnaire d'événements qui se déclenche lorsqu'un utilisateur soumet le formulaire du quiz. Cela permet d'empêcher la page de se recharger et de traiter les réponses.</text:p>
        </text:list-item>
        <text:list-item>
          <text:p text:style-name="P13"><text:span text:style-name="Strong_20_Emphasis"><text:span text:style-name="Source_20_Text">e.preventDefault()</text:span></text:span> : Annule l'action par défaut du formulaire, empêchant ainsi le rechargement de la page et permettant de gérer la logique en JavaScript.</text:p>
        </text:list-item>
        <text:list-item>
          <text:p text:style-name="P13"><text:span text:style-name="Strong_20_Emphasis"><text:span text:style-name="Source_20_Text">document.getElementsByName('q1')</text:span></text:span> : Récupère toutes les options de la question 1, sous forme d'un groupe d'éléments de formulaire.</text:p>
        </text:list-item>
        <text:list-item>
          <text:p text:style-name="P13"><text:span text:style-name="Strong_20_Emphasis"><text:span text:style-name="Source_20_Text">forEach(function(answer) {...})</text:span></text:span> : Utilisé pour parcourir toutes les options de réponse et vérifier si une option a été sélectionnée.</text:p>
        </text:list-item>
        <text:list-item>
          <text:p text:style-name="P13"><text:span text:style-name="Strong_20_Emphasis"><text:span text:style-name="Source_20_Text">answer.checked</text:span></text:span> : Vérifie si une case a été cochée (ou une option a été sélectionnée).</text:p>
        </text:list-item>
        <text:list-item>
          <text:p text:style-name="P13"><draw:custom-shape text:anchor-type="paragraph" draw:z-index="16" draw:name="Forme 17" draw:style-name="gr11" draw:text-style-name="P2" svg:width="2.421cm" svg:height="1.807cm" svg:x="-1.632cm" svg:y="0.503cm"><text:p/>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</draw:custom-shape><text:span text:style-name="Strong_20_Emphasis"><text:span text:style-name="Source_20_Text">answer.value === 'Paris'</text:span></text:span> : Vérifie si la réponse donnée correspond à la bonne réponse.</text:p>
        </text:list-item>
        <text:list-item>
          <text:p text:style-name="P13"><text:span text:style-name="Strong_20_Emphasis"><text:span text:style-name="Source_20_Text">alert('Votre score est : ' + score)</text:span></text:span> : Affiche un message avec le score total calculé en fonction des bonnes réponses.</text:p>
        </text:list-item>
      </text:list>
      <text:h text:style-name="Heading_20_3" text:outline-level="3"><text:span text:style-name="Strong_20_Emphasis">Conclusion</text:span></text:h>
      <text:p text:style-name="Text_20_body">Chaque membre de l'équipe a joué un rôle essentiel dans la création du site. Jade a conçu la structure des pages, en veillant à l'interface et à la navigation, tandis que Maddy et Mael ont contribué à la création du contenu et des fonctionnalités, notamment avec l'intégration du quiz et de son JavaScript. Ce travail collaboratif a permis de créer un site fonctionnel et bien organisé.</text:p>
      <text:p text:style-name="Standard"><draw:custom-shape text:anchor-type="paragraph" draw:z-index="10" draw:name="Forme 11" draw:style-name="gr12" draw:text-style-name="P2" svg:width="6.069cm" svg:height="5.1cm" svg:x="3.014cm" svg:y="0.993cm"><text:p/>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</draw:custom-shape><draw:custom-shape text:anchor-type="paragraph" draw:z-index="11" draw:name="Forme 12" draw:style-name="gr13" draw:text-style-name="P2" svg:width="3.387cm" svg:height="2.969cm" svg:x="11.954cm" svg:y="0.413cm"><text:p/>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</draw:custom-shape><draw:custom-shape text:anchor-type="paragraph" draw:z-index="12" draw:name="Forme 13" draw:style-name="gr14" draw:text-style-name="P2" svg:width="3.775cm" svg:height="2.389cm" svg:x="-1.05cm" svg:y="4.479cm"><text:p/>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</draw:custom-shape><draw:custom-shape text:anchor-type="paragraph" draw:z-index="13" draw:name="Forme 14" draw:style-name="gr15" draw:text-style-name="P2" svg:width="2.229cm" svg:height="1.68cm" svg:x="10.5cm" svg:y="4.059cm"><text:p/>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</draw:custom-shape><draw:custom-shape text:anchor-type="paragraph" draw:z-index="14" draw:name="Forme 15" draw:style-name="gr16" draw:text-style-name="P2" svg:width="2.744cm" svg:height="1.71cm" svg:x="-0.921cm" svg:y="0.93cm"><text:p/>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</draw:custom-shape><draw:custom-shape text:anchor-type="paragraph" draw:z-index="15" draw:name="Forme 16" draw:style-name="gr17" draw:text-style-name="P2" svg:width="2.938cm" svg:height="2.904cm" svg:x="15.309cm" svg:y="3.93cm"><text:p/>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</draw:custom-shap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0T22:06:57.435000000</meta:creation-date>
    <dc:date>2025-02-20T22:13:43.509000000</dc:date>
    <meta:editing-duration>PT6M48S</meta:editing-duration>
    <meta:editing-cycles>1</meta:editing-cycles>
    <meta:document-statistic meta:table-count="0" meta:image-count="0" meta:object-count="0" meta:page-count="3" meta:paragraph-count="59" meta:word-count="943" meta:character-count="5532" meta:non-whitespace-character-count="4685"/>
    <meta:generator>LibreOffice/24.8.0.3$Windows_x86 LibreOffice_project/0bdf1299c94fe897b119f97f3c613e9dca6be583</meta:generator>
  </office:meta>
</office:document-meta>
</file>